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C0000010AFF305296266F6750.png" manifest:media-type="image/png"/>
  <manifest:file-entry manifest:full-path="Pictures/100002010000017F000001196E12C4C8E1F740C1.png" manifest:media-type="image/png"/>
  <manifest:file-entry manifest:full-path="Pictures/1000020100000143000001921E51E356954B74C3.png" manifest:media-type="image/png"/>
  <manifest:file-entry manifest:full-path="Pictures/10000201000001380000015D3433518A08E49025.png" manifest:media-type="image/png"/>
  <manifest:file-entry manifest:full-path="Pictures/100002010000014000000168AD7C3BC5827388AE.png" manifest:media-type="image/png"/>
  <manifest:file-entry manifest:full-path="Pictures/1000020100000124000001947831A224DCFFE9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Ubunt Mono" svg:font-family="'Ubunt Mono'"/>
    <style:font-face style:name="Ubuntu Mono" svg:font-family="'Ubuntu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1a4191" officeooo:paragraph-rsid="001a4191"/>
    </style:style>
    <style:style style:name="P2" style:family="paragraph" style:parent-style-name="Standard">
      <style:text-properties style:font-name="Ubuntu Mono" officeooo:rsid="001a4191" officeooo:paragraph-rsid="001c937e"/>
    </style:style>
    <style:style style:name="P3" style:family="paragraph" style:parent-style-name="Standard">
      <style:text-properties style:font-name="Ubuntu Mono" officeooo:rsid="001ad32b" officeooo:paragraph-rsid="001ad32b"/>
    </style:style>
    <style:style style:name="P4" style:family="paragraph" style:parent-style-name="Standard">
      <style:text-properties style:font-name="Ubuntu Mono" officeooo:rsid="001ad32b" officeooo:paragraph-rsid="001c937e"/>
    </style:style>
    <style:style style:name="P5" style:family="paragraph" style:parent-style-name="Standard">
      <style:text-properties officeooo:paragraph-rsid="001c937e"/>
    </style:style>
    <style:style style:name="T1" style:family="text">
      <style:text-properties style:font-name="Ubuntu Mono" officeooo:rsid="001a4191"/>
    </style:style>
    <style:style style:name="T2" style:family="text">
      <style:text-properties style:font-name="Ubuntu Mono" officeooo:rsid="001c937e"/>
    </style:style>
    <style:style style:name="T3" style:family="text">
      <style:text-properties style:font-name="Ubuntu Mono" officeooo:rsid="001e61f1"/>
    </style:style>
    <style:style style:name="T4" style:family="text">
      <style:text-properties officeooo:rsid="001c937e"/>
    </style:style>
    <style:style style:name="T5" style:family="text">
      <style:text-properties officeooo:rsid="001e61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.806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.32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----------------------- Program 1 ----------------------------------</text:p>
      <text:p text:style-name="P1">------------------------------ Caesar Cipher ---------------------------------</text:p>
      <text:p text:style-name="P1">#include &lt;bits/stdc++.h&gt;</text:p>
      <text:p text:style-name="P1">using namespace std;</text:p>
      <text:p text:style-name="P1"/>
      <text:p text:style-name="P1">string encrypt(string msg, int key)</text:p>
      <text:p text:style-name="P1">{</text:p>
      <text:p text:style-name="P1"><text:s text:c="4"/>string res = "";</text:p>
      <text:p text:style-name="P1"/>
      <text:p text:style-name="P1"><text:s text:c="4"/>for (auto &amp;i : msg)</text:p>
      <text:p text:style-name="P1"><text:s text:c="4"/>{</text:p>
      <text:p text:style-name="P1"><text:s text:c="8"/>res += (((i - 'a' + key) % 26) + 'a');</text:p>
      <text:p text:style-name="P1"><text:s text:c="4"/>}</text:p>
      <text:p text:style-name="P1"><text:s text:c="4"/>return res;</text:p>
      <text:p text:style-name="P1">}</text:p>
      <text:p text:style-name="P1"/>
      <text:p text:style-name="P1">string decrypt(string msg, int key)</text:p>
      <text:p text:style-name="P1">{</text:p>
      <text:p text:style-name="P1"><text:s text:c="4"/>string res = "";</text:p>
      <text:p text:style-name="P1"/>
      <text:p text:style-name="P1"><text:s text:c="4"/>for (auto &amp;i : msg)</text:p>
      <text:p text:style-name="P1"><text:s text:c="4"/>{</text:p>
      <text:p text:style-name="P1"><text:s text:c="8"/>res += ('a' + ((i - 'a' - key + 26) % 26));</text:p>
      <text:p text:style-name="P1"><text:s text:c="4"/>}</text:p>
      <text:p text:style-name="P1"><text:s text:c="4"/>return res;</text:p>
      <text:p text:style-name="P1">}</text:p>
      <text:p text:style-name="P1"/>
      <text:p text:style-name="P1">int main()</text:p>
      <text:p text:style-name="P1">{</text:p>
      <text:p text:style-name="P1"><text:s text:c="4"/>cout &lt;&lt; "\n____Aiman Fatima 20BCS008___\n";</text:p>
      <text:p text:style-name="P1"><text:s text:c="4"/>cout &lt;&lt; "\n----Caesar Cipher----\n";</text:p>
      <text:p text:style-name="P1"><text:s text:c="4"/>string msg;</text:p>
      <text:p text:style-name="P1"><text:s text:c="4"/>string hidden_msg, clear_msg;</text:p>
      <text:p text:style-name="P1"><text:s text:c="4"/>int key;</text:p>
      <text:p text:style-name="P1"><text:s text:c="4"/>while (1)</text:p>
      <text:p text:style-name="P1"><text:s text:c="4"/>{</text:p>
      <text:p text:style-name="P1"><text:s text:c="8"/>cout &lt;&lt; "\n_____MENU____\n";</text:p>
      <text:p text:style-name="P1"><text:s text:c="8"/>cout &lt;&lt; "1. Encrypt your text\n";</text:p>
      <text:p text:style-name="P1"><text:s text:c="8"/>cout &lt;&lt; "2. Decrypt some encrypted text\n";</text:p>
      <text:p text:style-name="P1"><text:s text:c="8"/>cout &lt;&lt; "3. Exit\n";</text:p>
      <text:p text:style-name="P1"><text:s text:c="8"/>cout &lt;&lt; "\nEnter your choice : ";</text:p>
      <text:p text:style-name="P1"><text:s text:c="8"/>int choice;</text:p>
      <text:p text:style-name="P1"><text:s text:c="8"/>cin &gt;&gt; choice;</text:p>
      <text:p text:style-name="P1"><text:s text:c="8"/>msg.clear();</text:p>
      <text:p text:style-name="P1"><text:s text:c="8"/>switch (choice)</text:p>
      <text:p text:style-name="P1"><text:s text:c="8"/>{</text:p>
      <text:p text:style-name="P1"><text:s text:c="8"/>case 1:</text:p>
      <text:p text:style-name="P1"><text:s text:c="12"/>cout &lt;&lt; "\nEnter original message : ";</text:p>
      <text:p text:style-name="P1"><text:s text:c="12"/>getchar();</text:p>
      <text:p text:style-name="P1"><text:s text:c="12"/>getline(cin, msg);</text:p>
      <text:p text:style-name="P1"><text:s text:c="12"/>cout &lt;&lt; "\nEnter key : ";</text:p>
      <text:p text:style-name="P1"><text:s text:c="12"/>cin &gt;&gt; key;</text:p>
      <text:p text:style-name="P1"><text:s text:c="12"/>hidden_msg = encrypt(msg, key);</text:p>
      <text:p text:style-name="P1"><text:s text:c="12"/>cout &lt;&lt; "Cipher Text : " &lt;&lt; hidden_msg &lt;&lt; "\n";</text:p>
      <text:p text:style-name="P1"><text:s text:c="12"/>break;</text:p>
      <text:p text:style-name="P1"><text:s text:c="8"/>case 2:</text:p>
      <text:p text:style-name="P1"><text:s text:c="12"/>cout &lt;&lt; "\nEnter decrypted text : ";</text:p>
      <text:p text:style-name="P1"><text:s text:c="12"/>getchar();</text:p>
      <text:p text:style-name="P1"><text:s text:c="12"/>getline(cin, msg);</text:p>
      <text:p text:style-name="P1"><text:s text:c="12"/>cout &lt;&lt; "\nEnter key : ";</text:p>
      <text:p text:style-name="P1"><text:s text:c="12"/>cin &gt;&gt; key;</text:p>
      <text:p text:style-name="P1"><text:s text:c="12"/>clear_msg = decrypt(msg, key);</text:p>
      <text:p text:style-name="P1"><text:s text:c="12"/>cout &lt;&lt; "Deciphered Text : " &lt;&lt; clear_msg &lt;&lt; "\n";</text:p>
      <text:p text:style-name="P1"><text:s text:c="12"/>break;</text:p>
      <text:p text:style-name="P1"><text:s text:c="8"/>case 3:</text:p>
      <text:p text:style-name="P1"><text:soft-page-break/><text:s text:c="12"/>cout &lt;&lt; "\nThe End.\n\n";</text:p>
      <text:p text:style-name="P1"><text:s text:c="12"/>return 0;</text:p>
      <text:p text:style-name="P1"><text:s text:c="8"/>default:</text:p>
      <text:p text:style-name="P1"><text:s text:c="12"/>cout &lt;&lt; "\nWrong Choice!!\n";</text:p>
      <text:p text:style-name="P1"><text:s text:c="8"/>}</text:p>
      <text:p text:style-name="P1"><text:s text:c="4"/>}</text:p>
      <text:p text:style-name="P1">}</text:p>
      <text:p text:style-name="P1"/>
      <text:p text:style-name="P3">___________Output___________</text:p>
      <text:p text:style-name="P3"><draw:frame draw:style-name="fr4" draw:name="Image1" text:anchor-type="char" svg:x="-0.291cm" svg:y="0.102cm" svg:width="7.004cm" svg:height="9.691cm" draw:z-index="0"><draw:image xlink:href="Pictures/1000020100000124000001947831A224DCFFE979.png" xlink:type="simple" xlink:show="embed" xlink:actuate="onLoad" loext:mime-type="image/png"/></draw:frame><draw:frame draw:style-name="fr3" draw:name="Image2" text:anchor-type="char" svg:x="8.154cm" svg:y="0.053cm" svg:width="7.519cm" svg:height="8.798cm" draw:z-index="1"><draw:image xlink:href="Pictures/100002010000014000000168AD7C3BC5827388A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------------------------------- Program <text:span text:style-name="T4">2</text:span> ----------------------------------</text:p>
      <text:p text:style-name="P5"><text:span text:style-name="T1">------------------------------ </text:span><text:span text:style-name="T2">Transposition</text:span><text:span text:style-name="T1"> Cipher ---------------------------------</text:span></text:p>
      <text:p text:style-name="P2">#include &lt;iostream&gt;</text:p>
      <text:p text:style-name="P2">#include &lt;vector&gt;</text:p>
      <text:p text:style-name="P2">#include &lt;string&gt;</text:p>
      <text:p text:style-name="P2">#include &lt;cctype&gt;</text:p>
      <text:p text:style-name="P2">#include &lt;map&gt;</text:p>
      <text:p text:style-name="P2"/>
      <text:p text:style-name="P2">using namespace std;</text:p>
      <text:p text:style-name="P2"/>
      <text:p text:style-name="P2">map&lt;int, int&gt; keyMap;</text:p>
      <text:p text:style-name="P2"/>
      <text:p text:style-name="P2">void setPermutationOrder(string key)</text:p>
      <text:p text:style-name="P2">{</text:p>
      <text:p text:style-name="P2"><text:s text:c="4"/>for (int i = 0; i &lt; key.length(); i++)</text:p>
      <text:p text:style-name="P2"><text:s text:c="4"/>{</text:p>
      <text:p text:style-name="P2"><text:s text:c="8"/>keyMap[key[i]] = i;</text:p>
      <text:p text:style-name="P2"><text:s text:c="4"/>}</text:p>
      <text:p text:style-name="P2">}</text:p>
      <text:p text:style-name="P2"/>
      <text:p text:style-name="P2">// Encryption</text:p>
      <text:p text:style-name="P2">string encrypt(string msg, string key, vector&lt;char&gt; &amp;encrypted)</text:p>
      <text:p text:style-name="P2">{</text:p>
      <text:p text:style-name="P2"><text:s text:c="4"/>int row, col, j;</text:p>
      <text:p text:style-name="P2"><text:s text:c="4"/>col = key.length();</text:p>
      <text:p text:style-name="P2"><text:s text:c="4"/>row = msg.length() / col;</text:p>
      <text:p text:style-name="P2"/>
      <text:p text:style-name="P2"><text:s text:c="4"/>if (msg.length() % col)</text:p>
      <text:p text:style-name="P2"><text:s text:c="8"/>row += 1;</text:p>
      <text:p text:style-name="P2"><text:soft-page-break/><text:s text:c="4"/>vector&lt;vector&lt;char&gt;&gt; matrix(row, vector&lt;char&gt;(col, '#'));</text:p>
      <text:p text:style-name="P2"/>
      <text:p text:style-name="P2"><text:s text:c="4"/>for (int i = 0, k = 0; i &lt; row; i++)</text:p>
      <text:p text:style-name="P2"><text:s text:c="4"/>{</text:p>
      <text:p text:style-name="P2"><text:s text:c="8"/>for (int j = 0; j &lt; col;)</text:p>
      <text:p text:style-name="P2"><text:s text:c="8"/>{</text:p>
      <text:p text:style-name="P2"><text:s text:c="12"/>if (msg[k] == '\0')</text:p>
      <text:p text:style-name="P2"><text:s text:c="12"/>{</text:p>
      <text:p text:style-name="P2"><text:s text:c="16"/>matrix[i][j] = '_';</text:p>
      <text:p text:style-name="P2"><text:s text:c="16"/>j++;</text:p>
      <text:p text:style-name="P2"><text:s text:c="12"/>}</text:p>
      <text:p text:style-name="P2"/>
      <text:p text:style-name="P2"><text:s text:c="12"/>if (isalpha(msg[k]) || msg[k] == ' ')</text:p>
      <text:p text:style-name="P2"><text:s text:c="12"/>{</text:p>
      <text:p text:style-name="P2"><text:s text:c="16"/>matrix[i][j] = msg[k];</text:p>
      <text:p text:style-name="P2"><text:s text:c="16"/>j++;</text:p>
      <text:p text:style-name="P2"><text:s text:c="12"/>}</text:p>
      <text:p text:style-name="P2"><text:s text:c="12"/>k++;</text:p>
      <text:p text:style-name="P2"><text:s text:c="8"/>}</text:p>
      <text:p text:style-name="P2"><text:s text:c="4"/>}</text:p>
      <text:p text:style-name="P2"/>
      <text:p text:style-name="P2"><text:s text:c="4"/>for (map&lt;int, int&gt;::iterator ii = keyMap.begin(); ii != keyMap.end(); ++ii)</text:p>
      <text:p text:style-name="P2"><text:s text:c="4"/>{</text:p>
      <text:p text:style-name="P2"><text:s text:c="8"/>j = ii-&gt;second;</text:p>
      <text:p text:style-name="P2"><text:s text:c="8"/>for (int i = 0; i &lt; row; i++)</text:p>
      <text:p text:style-name="P2"><text:s text:c="8"/>{</text:p>
      <text:p text:style-name="P2"><text:s text:c="12"/>if (isalpha(matrix[i][j]) || matrix[i][j] == ' ' || matrix[i][j] == '_')</text:p>
      <text:p text:style-name="P2"><text:s text:c="12"/>{</text:p>
      <text:p text:style-name="P2"><text:s text:c="16"/>encrypted.push_back(matrix[i][j]);</text:p>
      <text:p text:style-name="P2"><text:s text:c="12"/>}</text:p>
      <text:p text:style-name="P2"><text:s text:c="8"/>}</text:p>
      <text:p text:style-name="P2"><text:s text:c="4"/>}</text:p>
      <text:p text:style-name="P2"><text:s text:c="4"/>cout &lt;&lt; "Encrypted code is : ";</text:p>
      <text:p text:style-name="P2"><text:s text:c="4"/>return string(encrypted.begin(), encrypted.end());</text:p>
      <text:p text:style-name="P2">}</text:p>
      <text:p text:style-name="P2"/>
      <text:p text:style-name="P2">// Decryption</text:p>
      <text:p text:style-name="P2">string decrypt(vector&lt;char&gt; &amp;cipher, string key)</text:p>
      <text:p text:style-name="P2">{</text:p>
      <text:p text:style-name="P2"><text:s text:c="4"/>int col = key.length();</text:p>
      <text:p text:style-name="P2"><text:s text:c="4"/>int row = cipher.size() / col;</text:p>
      <text:p text:style-name="P2"><text:s text:c="4"/>int n = cipher.size();</text:p>
      <text:p text:style-name="P2"><text:s text:c="4"/>cout &lt;&lt; "The encrypted code is : ";</text:p>
      <text:p text:style-name="P2"><text:s text:c="4"/>for (int i = 0; i &lt; n; i++)</text:p>
      <text:p text:style-name="P2"><text:s text:c="4"/>{</text:p>
      <text:p text:style-name="P2"><text:s text:c="8"/>cout &lt;&lt; cipher[i];</text:p>
      <text:p text:style-name="P2"><text:s text:c="4"/>}</text:p>
      <text:p text:style-name="P2"><text:s text:c="4"/>string kk;</text:p>
      <text:p text:style-name="P2"><text:s text:c="4"/>cout &lt;&lt; endl;</text:p>
      <text:p text:style-name="P2"><text:s text:c="4"/>cout &lt;&lt; "Enter the key : ";</text:p>
      <text:p text:style-name="P2"><text:s text:c="4"/>cin &gt;&gt; kk;</text:p>
      <text:p text:style-name="P2"><text:s text:c="4"/>if (kk != key)</text:p>
      <text:p text:style-name="P2"><text:s text:c="4"/>{</text:p>
      <text:p text:style-name="P2"><text:s text:c="8"/>cout &lt;&lt; "Wrong key entered. Try again.";</text:p>
      <text:p text:style-name="P2"><text:s text:c="8"/>return "";</text:p>
      <text:p text:style-name="P2"><text:s text:c="4"/>}</text:p>
      <text:p text:style-name="P2"><text:s text:c="4"/>vector&lt;vector&lt;char&gt;&gt; cipherMat(row, vector&lt;char&gt;(col, '#'));</text:p>
      <text:p text:style-name="P2"><text:s text:c="4"/>for (int j = 0, k = 0; j &lt; col; j++)</text:p>
      <text:p text:style-name="P2"><text:s text:c="8"/>for (int i = 0; i &lt; row; i++)</text:p>
      <text:p text:style-name="P2"><text:s text:c="12"/>cipherMat[i][j] = cipher[k++];</text:p>
      <text:p text:style-name="P2"><text:s text:c="4"/>int index = 0;</text:p>
      <text:p text:style-name="P2"><text:s text:c="4"/>for (map&lt;int, int&gt;::iterator ii = keyMap.begin(); ii != keyMap.end(); ++ii)</text:p>
      <text:p text:style-name="P2"><text:s text:c="8"/>ii-&gt;second = index++;</text:p>
      <text:p text:style-name="P2"><text:s text:c="4"/>vector&lt;vector&lt;char&gt;&gt; decCipher(row, vector&lt;char&gt;(col, '#'));</text:p>
      <text:p text:style-name="P2"><text:s text:c="4"/>map&lt;int, int&gt;::iterator ii = keyMap.begin();</text:p>
      <text:p text:style-name="P2"><text:soft-page-break/><text:s text:c="4"/>int k = 0;</text:p>
      <text:p text:style-name="P2"><text:s text:c="4"/>for (int l = 0, j; key[l] != '\0'; k++)</text:p>
      <text:p text:style-name="P2"><text:s text:c="4"/>{</text:p>
      <text:p text:style-name="P2"><text:s text:c="8"/>j = keyMap[key[l++]];</text:p>
      <text:p text:style-name="P2"><text:s text:c="8"/>for (int i = 0; i &lt; row; i++)</text:p>
      <text:p text:style-name="P2"><text:s text:c="8"/>{</text:p>
      <text:p text:style-name="P2"><text:s text:c="12"/>decCipher[i][k] = cipherMat[i][j];</text:p>
      <text:p text:style-name="P2"><text:s text:c="8"/>}</text:p>
      <text:p text:style-name="P2"><text:s text:c="4"/>}</text:p>
      <text:p text:style-name="P2"><text:s text:c="4"/>string msg = "";</text:p>
      <text:p text:style-name="P2"><text:s text:c="4"/>for (int i = 0; i &lt; row; i++)</text:p>
      <text:p text:style-name="P2"><text:s text:c="4"/>{</text:p>
      <text:p text:style-name="P2"><text:s text:c="8"/>for (int j = 0; j &lt; col; j++)</text:p>
      <text:p text:style-name="P2"><text:s text:c="8"/>{</text:p>
      <text:p text:style-name="P2"><text:s text:c="12"/>if (decCipher[i][j] != '_')</text:p>
      <text:p text:style-name="P2"><text:s text:c="16"/>msg += decCipher[i][j];</text:p>
      <text:p text:style-name="P2"><text:s text:c="8"/>}</text:p>
      <text:p text:style-name="P2"><text:s text:c="4"/>}</text:p>
      <text:p text:style-name="P2"><text:s text:c="4"/>cout &lt;&lt; "Decrypted message is : ";</text:p>
      <text:p text:style-name="P2"><text:s text:c="4"/>return msg;</text:p>
      <text:p text:style-name="P2">}</text:p>
      <text:p text:style-name="P2"/>
      <text:p text:style-name="P2">int main()</text:p>
      <text:p text:style-name="P2">{</text:p>
      <text:p text:style-name="P2"><text:s text:c="4"/>cout &lt;&lt; "\n____Aiman Fatima 20BCS008___\n";</text:p>
      <text:p text:style-name="P2"><text:s text:c="4"/>cout &lt;&lt; "\n----Transposition Cipher----\n";</text:p>
      <text:p text:style-name="P2"><text:s text:c="4"/>string code, key;</text:p>
      <text:p text:style-name="P2"><text:s text:c="4"/>vector&lt;char&gt; encrypted, e;</text:p>
      <text:p text:style-name="P2"><text:s text:c="4"/>int flag = 0;</text:p>
      <text:p text:style-name="P2"><text:s text:c="4"/>int choice;</text:p>
      <text:p text:style-name="P2"><text:s text:c="4"/>while (1)</text:p>
      <text:p text:style-name="P2"><text:s text:c="4"/>{</text:p>
      <text:p text:style-name="P2"><text:s text:c="8"/>cout &lt;&lt; "\n_____MENU____\n";</text:p>
      <text:p text:style-name="P2"><text:s text:c="8"/>cout &lt;&lt; "1. Encrypt your text\n";</text:p>
      <text:p text:style-name="P2"><text:s text:c="8"/>cout &lt;&lt; "2. Decrypt some encrypted text\n";</text:p>
      <text:p text:style-name="P2"><text:s text:c="8"/>cout &lt;&lt; "3. Exit\n";</text:p>
      <text:p text:style-name="P2"><text:s text:c="8"/>cout &lt;&lt; "\nEnter your choice : ";</text:p>
      <text:p text:style-name="P2"><text:s text:c="8"/>cin &gt;&gt; choice;</text:p>
      <text:p text:style-name="P2"><text:s text:c="8"/>switch (choice)</text:p>
      <text:p text:style-name="P2"><text:s text:c="8"/>{</text:p>
      <text:p text:style-name="P2"><text:s text:c="8"/>case 1:</text:p>
      <text:p text:style-name="P2"><text:s text:c="12"/>cout &lt;&lt; "\nEnter a code to encrypt : ";</text:p>
      <text:p text:style-name="P2"><text:s text:c="12"/>// fflush(stdin);</text:p>
      <text:p text:style-name="P2"><text:s text:c="12"/>getchar();</text:p>
      <text:p text:style-name="P2"><text:s text:c="12"/>getline(cin, code);</text:p>
      <text:p text:style-name="P2"><text:s text:c="12"/>cout &lt;&lt; "\nEnter a key to encrypt : ";</text:p>
      <text:p text:style-name="P2"><text:s text:c="12"/>cin &gt;&gt; key;</text:p>
      <text:p text:style-name="P2"><text:s text:c="12"/>keyMap.clear();</text:p>
      <text:p text:style-name="P2"><text:s text:c="12"/>setPermutationOrder(key);</text:p>
      <text:p text:style-name="P2"><text:s text:c="12"/>cout &lt;&lt; encrypt(code, key, encrypted) &lt;&lt; endl;</text:p>
      <text:p text:style-name="P2"><text:s text:c="12"/>e = encrypted;</text:p>
      <text:p text:style-name="P2"><text:s text:c="12"/>encrypted.clear();</text:p>
      <text:p text:style-name="P2"><text:s text:c="12"/>flag = 1;</text:p>
      <text:p text:style-name="P2"><text:s text:c="12"/>break;</text:p>
      <text:p text:style-name="P2"><text:s text:c="8"/>case 2:</text:p>
      <text:p text:style-name="P2"><text:s text:c="12"/>if (flag == 0)</text:p>
      <text:p text:style-name="P2"><text:s text:c="12"/>{</text:p>
      <text:p text:style-name="P2"><text:s text:c="16"/>cout &lt;&lt; "\nYou have nothing to decrypt\n";</text:p>
      <text:p text:style-name="P2"><text:s text:c="12"/>}</text:p>
      <text:p text:style-name="P2"><text:s text:c="12"/>else</text:p>
      <text:p text:style-name="P2"><text:s text:c="12"/>{</text:p>
      <text:p text:style-name="P2"><text:s text:c="16"/>cout &lt;&lt; decrypt(e, key) &lt;&lt; endl;</text:p>
      <text:p text:style-name="P2"><text:s text:c="12"/>}</text:p>
      <text:p text:style-name="P2"><text:s text:c="12"/>break;</text:p>
      <text:p text:style-name="P2"><text:s text:c="8"/>case 3:</text:p>
      <text:p text:style-name="P2"><text:soft-page-break/><text:s text:c="12"/>cout &lt;&lt; "\nThe End.\n\n";</text:p>
      <text:p text:style-name="P2"><text:s text:c="12"/>return 0;</text:p>
      <text:p text:style-name="P2"><text:s text:c="8"/>default:</text:p>
      <text:p text:style-name="P2"><text:s text:c="12"/>cout &lt;&lt; "\nWrong Choice!!\n";</text:p>
      <text:p text:style-name="P2"><text:s text:c="8"/>}</text:p>
      <text:p text:style-name="P2"><text:s text:c="4"/>}</text:p>
      <text:p text:style-name="P2"><text:s text:c="4"/>return 0;</text:p>
      <text:p text:style-name="P2">}</text:p>
      <text:p text:style-name="P2"/>
      <text:p text:style-name="P4">___________Output___________</text:p>
      <text:p text:style-name="P4"><draw:frame draw:style-name="fr2" draw:name="Image4" text:anchor-type="char" svg:x="8.056cm" svg:y="0.388cm" svg:width="7.424cm" svg:height="8.304cm" draw:z-index="3"><draw:image xlink:href="Pictures/10000201000001380000015D3433518A08E49025.png" xlink:type="simple" xlink:show="embed" xlink:actuate="onLoad" loext:mime-type="image/png"/></draw:frame><draw:frame draw:style-name="fr2" draw:name="Image3" text:anchor-type="char" svg:x="-0.053cm" svg:y="0.27cm" svg:width="6.983cm" svg:height="8.691cm" draw:z-index="2"><draw:image xlink:href="Pictures/1000020100000143000001921E51E356954B74C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------------------------------- Program <text:span text:style-name="T4">3</text:span> ----------------------------------</text:p>
      <text:p text:style-name="P5"><text:span text:style-name="T1">------------------------------ </text:span><text:span text:style-name="T3">Baconian</text:span><text:span text:style-name="T1"> Cipher ---------------------------------</text:span></text:p>
      <text:p text:style-name="P2">#include &lt;iostream&gt;</text:p>
      <text:p text:style-name="P2">#include &lt;vector&gt;</text:p>
      <text:p text:style-name="P2">#include &lt;map&gt;</text:p>
      <text:p text:style-name="P2">#include &lt;string&gt;</text:p>
      <text:p text:style-name="P2"/>
      <text:p text:style-name="P2">using namespace std;</text:p>
      <text:p text:style-name="P2">map&lt;char, string&gt; cipherMap{{'a', "aaaaa"}, {'b', "aaaab"}, {'c', "aaaba"}, {'d', "aaabb"}, {'e', "aabaa"}, {'f', "aabab"}, {'g', "aabba"}, {'h', "aabbb"}, {'i', "abaaa"}, {'j', "abaab"}, {'k', "ababa"}, {'l', "ababb"}, {'m', "abbaa"}, {'n', "abbab"}, {'o', "abbba"}, {'p', "abbbb"}, {'q', "baaaa"}, {'r', "baaab"}, {'s', "baaba"}, {'t', "baabb"}, {'u', "babaa"}, {'v', "babab"}, {'w', "babba"}, {'x', "babbb"}, {'y', "bbaaa"}, {'z', "bbaab"}};</text:p>
      <text:p text:style-name="P2"/>
      <text:p text:style-name="P2">int main()</text:p>
      <text:p text:style-name="P2">{</text:p>
      <text:p text:style-name="P2"><text:s text:c="4"/>cout &lt;&lt; "\n____Aiman Fatima 20BCS008___\n";</text:p>
      <text:p text:style-name="P2"><text:s text:c="4"/>cout &lt;&lt; "\n----Baconian Cipher----\n";</text:p>
      <text:p text:style-name="P2"><text:s text:c="4"/>string code;</text:p>
      <text:p text:style-name="P2"><text:s text:c="4"/>int option;</text:p>
      <text:p text:style-name="P2"><text:s text:c="4"/>while (1)</text:p>
      <text:p text:style-name="P2"><text:s text:c="4"/>{</text:p>
      <text:p text:style-name="P2"><text:s text:c="8"/>cout &lt;&lt; "\n_____MENU____\n";</text:p>
      <text:p text:style-name="P2"><text:s text:c="8"/>cout &lt;&lt; "1. Encrypt your text\n";</text:p>
      <text:p text:style-name="P2"><text:s text:c="8"/>cout &lt;&lt; "2. Decrypt some encrypted text\n";</text:p>
      <text:p text:style-name="P2"><text:s text:c="8"/>cout &lt;&lt; "3. Exit\n";</text:p>
      <text:p text:style-name="P2"><text:s text:c="8"/>cout &lt;&lt; "\nEnter your choice : ";</text:p>
      <text:p text:style-name="P2"><text:s text:c="8"/>cin &gt;&gt; option;</text:p>
      <text:p text:style-name="P2"><text:s text:c="8"/>cin.ignore();</text:p>
      <text:p text:style-name="P2"><text:s text:c="8"/>char temp;</text:p>
      <text:p text:style-name="P2"><text:s text:c="8"/>if (option == 1)</text:p>
      <text:p text:style-name="P2"><text:s text:c="8"/>{</text:p>
      <text:p text:style-name="P2"><text:soft-page-break/><text:s text:c="12"/>cout &lt;&lt; "Enter the string\n";</text:p>
      <text:p text:style-name="P2"><text:s text:c="12"/>getline(cin, code);</text:p>
      <text:p text:style-name="P2"><text:s text:c="12"/>for (int i = 0; i &lt; code.length(); i++)</text:p>
      <text:p text:style-name="P2"><text:s text:c="12"/>{</text:p>
      <text:p text:style-name="P2"><text:s text:c="16"/>if (isalpha(code[i]))</text:p>
      <text:p text:style-name="P2"><text:s text:c="16"/>{</text:p>
      <text:p text:style-name="P2"><text:s text:c="20"/>temp = tolower(code[i]);</text:p>
      <text:p text:style-name="P2"><text:s text:c="20"/>cout &lt;&lt; cipherMap.at(temp);</text:p>
      <text:p text:style-name="P2"><text:s text:c="16"/>}</text:p>
      <text:p text:style-name="P2"><text:s text:c="16"/>else if (isspace(code[i]))</text:p>
      <text:p text:style-name="P2"><text:s text:c="16"/>{</text:p>
      <text:p text:style-name="P2"><text:s text:c="20"/>cout &lt;&lt; " ";</text:p>
      <text:p text:style-name="P2"><text:s text:c="16"/>}</text:p>
      <text:p text:style-name="P2"><text:s text:c="16"/>else</text:p>
      <text:p text:style-name="P2"><text:s text:c="16"/>{</text:p>
      <text:p text:style-name="P2"><text:s text:c="20"/>cout &lt;&lt; code[i];</text:p>
      <text:p text:style-name="P2"><text:s text:c="16"/>}</text:p>
      <text:p text:style-name="P2"><text:s text:c="12"/>}</text:p>
      <text:p text:style-name="P2"><text:s text:c="12"/>cout &lt;&lt; endl;</text:p>
      <text:p text:style-name="P2"><text:s text:c="8"/>}</text:p>
      <text:p text:style-name="P2"><text:s text:c="8"/>if (option == 2)</text:p>
      <text:p text:style-name="P2"><text:s text:c="8"/>{</text:p>
      <text:p text:style-name="P2"><text:s text:c="12"/>string s;</text:p>
      <text:p text:style-name="P2"><text:s text:c="12"/>cout &lt;&lt; "Enter the encrypted string\n ";</text:p>
      <text:p text:style-name="P2"><text:s text:c="12"/>getline(cin, code);</text:p>
      <text:p text:style-name="P2"><text:s text:c="12"/>for (int i = 0; i &lt; code.length(); i++)</text:p>
      <text:p text:style-name="P2"><text:s text:c="12"/>{</text:p>
      <text:p text:style-name="P2"><text:s text:c="16"/>code[i] = tolower(code[i]);</text:p>
      <text:p text:style-name="P2"><text:s text:c="12"/>}</text:p>
      <text:p text:style-name="P2"><text:s text:c="12"/>for (int i = 0; i &lt; code.length(); i = i + 5)</text:p>
      <text:p text:style-name="P2"><text:s text:c="12"/>{</text:p>
      <text:p text:style-name="P2"><text:s text:c="16"/>for (int j = 0; j &lt; 5; j++)</text:p>
      <text:p text:style-name="P2"><text:s text:c="16"/>{</text:p>
      <text:p text:style-name="P2"><text:s text:c="20"/>s = s + code[i + j];</text:p>
      <text:p text:style-name="P2"><text:s text:c="16"/>}</text:p>
      <text:p text:style-name="P2"><text:s text:c="16"/>for (auto m : cipherMap)</text:p>
      <text:p text:style-name="P2"><text:s text:c="16"/>{</text:p>
      <text:p text:style-name="P2"><text:s text:c="20"/>if (m.second == s)</text:p>
      <text:p text:style-name="P2"><text:s text:c="20"/>{</text:p>
      <text:p text:style-name="P2"><text:s text:c="24"/>cout &lt;&lt; m.first;</text:p>
      <text:p text:style-name="P2"><text:s text:c="20"/>}</text:p>
      <text:p text:style-name="P2"><text:s text:c="16"/>}</text:p>
      <text:p text:style-name="P2"><text:s text:c="16"/>s = "";</text:p>
      <text:p text:style-name="P2"><text:s text:c="12"/>}</text:p>
      <text:p text:style-name="P2"><text:s text:c="12"/>cout &lt;&lt; endl;</text:p>
      <text:p text:style-name="P2"><text:s text:c="8"/>}</text:p>
      <text:p text:style-name="P2"><text:s text:c="8"/>if (option == 3)</text:p>
      <text:p text:style-name="P2"><text:s text:c="8"/>{</text:p>
      <text:p text:style-name="P2"><text:s text:c="12"/>cout &lt;&lt; "\nThe End.\n\n";</text:p>
      <text:p text:style-name="P2"><text:s text:c="12"/>break;</text:p>
      <text:p text:style-name="P2"><text:s text:c="8"/>}</text:p>
      <text:p text:style-name="P2"><text:s text:c="8"/>cout &lt;&lt; "\nDo you want to continue? (y/n) : <text:s/>";</text:p>
      <text:p text:style-name="P2"><text:s text:c="8"/>cin &gt;&gt; temp;</text:p>
      <text:p text:style-name="P2"><text:s text:c="8"/>if (temp == 'n')</text:p>
      <text:p text:style-name="P2"><text:s text:c="8"/>{</text:p>
      <text:p text:style-name="P2"><text:s text:c="12"/>cout &lt;&lt; "\nThe End.\n\n";</text:p>
      <text:p text:style-name="P2"><text:s text:c="12"/>break;</text:p>
      <text:p text:style-name="P2"><text:s text:c="8"/>}</text:p>
      <text:p text:style-name="P2"><text:s text:c="8"/>cout &lt;&lt; endl;</text:p>
      <text:p text:style-name="P2"><text:s text:c="4"/>}</text:p>
      <text:p text:style-name="P2"><text:s text:c="4"/>cout &lt;&lt; endl;</text:p>
      <text:p text:style-name="P2"><text:s text:c="4"/>return 0;</text:p>
      <text:p text:style-name="P2">}</text:p>
      <text:p text:style-name="P2"/>
      <text:p text:style-name="P2"/>
      <text:p text:style-name="P4"><text:soft-page-break/>___________Output___________<draw:frame draw:style-name="fr1" draw:name="Image6" text:anchor-type="char" svg:x="10.22cm" svg:y="0.203cm" svg:width="7.673cm" svg:height="6.851cm" draw:z-index="5"><draw:image xlink:href="Pictures/100002010000017F000001196E12C4C8E1F740C1.png" xlink:type="simple" xlink:show="embed" xlink:actuate="onLoad" loext:mime-type="image/png"/></draw:frame></text:p>
      <text:p text:style-name="P4"><draw:frame draw:style-name="fr2" draw:name="Image5" text:anchor-type="char" svg:x="0.044cm" svg:y="0.192cm" svg:width="10.158cm" svg:height="6.558cm" draw:z-index="4"><draw:image xlink:href="Pictures/100002010000019C0000010AFF305296266F675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Ubunt Mono" svg:font-family="'Ubunt Mono'"/>
    <style:font-face style:name="Ubuntu Mono" svg:font-family="'Ubuntu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705cm" style:type="center"/>
          <style:tab-stop style:position="19.41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705cm" style:type="center"/>
          <style:tab-stop style:position="19.41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649cm" fo:margin-right="0.9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1:26:31.045549472</meta:creation-date>
    <dc:date>2022-11-25T11:52:18.693358602</dc:date>
    <meta:editing-duration>PT13M47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7" meta:paragraph-count="316" meta:word-count="1067" meta:character-count="8513" meta:non-whitespace-character-count="5359"/>
  </office:meta>
</office:document-meta>
</file>